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s routes </text:p>
      <text:p text:style-name="P3"/>
      <text:p text:style-name="P4">Formalisme : </text:p>
      <text:list xml:id="list941393079945239173" text:style-name="L1">
        <text:list-item>
          <text:p text:style-name="P5">Le nom des routes sont tous en minuscule </text:p>
        </text:list-item>
        <text:list-item>
          <text:p text:style-name="P5">Chaque mot est séparer par un trait d'union </text:p>
        </text:list-item>
        <text:list-item>
          <text:p text:style-name="P5">les chaines entre {} sont des paramères dynamique à passer au controlleur. Le plus souvent c'est l'id de quelque chose(avis, question, membre etc)</text:p>
        </text:list-item>
      </text:list>
      <text:p text:style-name="P1"/>
      <text:p text:style-name="P2">Dans SiteBundle : </text:p>
      <text:p text:style-name="P2"/>
      <text:p text:style-name="P2">A Avis</text:p>
      <text:p text:style-name="P2"><text:tab/>A.A. Avis(liste)</text:p>
      <text:p text:style-name="P2"><text:tab/>A.B. Titre de l'avis-{id avis} (lecture)</text:p>
      <text:p text:style-name="P2"><text:tab/>A.C. Modifier/Titre de l'avis-{id avis}</text:p>
      <text:p text:style-name="P2"/>
      <text:p text:style-name="P2">B. Questions</text:p>
      <text:p text:style-name="P2"><text:tab/>B.A. Questions (liste)</text:p>
      <text:p text:style-name="P2"><text:tab/>B.B. Titre de la question-{id question}</text:p>
      <text:p text:style-name="P2"><text:tab/>B.C. Modifier/Titre de la question-{id question}</text:p>
      <text:p text:style-name="P2"/>
      <text:p text:style-name="P2">C. Accueil</text:p>
      <text:p text:style-name="P2"/>
      <text:p text:style-name="P2">Dans Userbundle</text:p>
      <text:p text:style-name="P2"/>
      <text:p text:style-name="P2">Les routes qui concernent l'inscription d'un membre, la connexion, et l'édition de sont profil sont déjà prise en charge par FOSUserBundle.</text:p>
      <text:p text:style-name="P2"/>
      <text:p text:style-name="P2">A. Membre</text:p>
      <text:p text:style-name="P2"><text:tab/>A.A. Membres(liste des membres)</text:p>
      <text:p text:style-name="P2"><text:tab/>A.B. Profil-{id profil}(un profil)</text:p>
      <text:p text:style-name="P2"><text:tab/>A.C. Mes Avis</text:p>
      <text:p text:style-name="P2"><text:tab/>A.D. Mes questions</text:p>
      <text:p text:style-name="P2"/>
      <text:p text:style-name="P2">B. Compte </text:p>
      <text:p text:style-name="P2"><text:tab/>B.A. Informations personnelles</text:p>
      <text:p text:style-name="P2"><text:tab/>B.B. Paramètres du compte</text:p>
      <text:p text:style-name="P2"/>
      <text:p text:style-name="P2">B. Admin</text:p>
      <text:p text:style-name="P2"><text:tab/>B.A. Membre banni</text:p>
      <text:p text:style-name="P2"><text:tab/>B.B. Derniers inscrit</text:p>
      <text:p text:style-name="P2"><text:tab/>B.C. Statistiques</text:p>
      <text:p text:style-name="P2"/>
      <text:p text:style-name="P2">Dans MessageBundle</text:p>
      <text:p text:style-name="P2"/>
      <text:p text:style-name="P2">C. Messagerie</text:p>
      <text:p text:style-name="P2"><text:tab/>C.A. Nouveau message</text:p>
      <text:p text:style-name="P2"><text:tab/>C.B. Boite de réception </text:p>
      <text:p text:style-name="P2"><text:tab/>C.C. Corbeille </text:p>
      <text:p text:style-name="P2"><text:tab/>C.D. Message/Discusion</text:p>
      <text:p text:style-name="P2"/>
      <text:p text:style-name="P2">faudrai peut-être créer un bundle pour la recherche mais vérifier si il existe pas déjà un bundle pour ça,</text:p>
      <text:p text:style-name="P2"><text:soft-page-break/>F. Recherche</text:p>
      <text:p text:style-name="P2"><text:tab/>F.A. <text:s/>Membre</text:p>
      <text:p text:style-name="P2"><text:tab/>F.B. <text:s/>Avis</text:p>
      <text:p text:style-name="P2"/>
      <text:p text:style-name="P2">Prise en charge par FOSUserBundle</text:p>
      <text:p text:style-name="P2">H. Inscription </text:p>
      <text:p text:style-name="P2">I. Connexion </text:p>
      <text:p text:style-name="P2">J. Mot de passe oublié </text:p>
      <text:p text:style-name="P2">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2T18:17:35.50</meta:creation-date>
    <dc:date>2013-06-30T19:19:08.01</dc:date>
    <meta:editing-duration>PT1H40M29S</meta:editing-duration>
    <meta:editing-cycles>50</meta:editing-cycles>
    <meta:generator>OpenOffice.org/3.4.1$Win32 OpenOffice.org_project/341m1$Build-9593</meta:generator>
    <meta:document-statistic meta:table-count="0" meta:image-count="0" meta:object-count="0" meta:page-count="2" meta:paragraph-count="44" meta:word-count="195" meta:character-count="1253"/>
  </office:meta>
</office:document-meta>
</file>